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DateEditor.MyDat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ConfigurerTests.testCustomEditorConfigurerWithEditorAs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stomEditorConfigurerTests.testCustomEditorConfigurerWithRequiredTypeArra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ustomEditorConfigurerTests.testCustomEditorConfigurerWithPropertyEditorRegistr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yTest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